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-color="#ccff99"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556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5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334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5.3cm" svg:height="3.2cm" svg:x="2cm" svg:y="1.7cm">
          <text:p text:style-name="P1">Sources,</text:p>
          <text:p text:style-name="P1">Junit Tests</text:p>
          <text:p text:style-name="P1">Configuration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xml:id="id2" draw:id="id2" draw:layer="layout" svg:width="5.5cm" svg:height="2.7cm" svg:x="1.9cm" svg:y="6.6cm">
          <text:p text:style-name="P1">Source Code</text:p>
          <text:p text:style-name="P1">Manipulation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1" draw:layer="layout" svg:x1="4.65cm" svg:y1="4.9cm" svg:x2="4.65cm" svg:y2="6.6cm" draw:start-shape="id1" draw:end-shape="id2" svg:d="M4650 4900v1700">
          <text:p/>
        </draw:connector>
        <draw:custom-shape draw:style-name="gr2" draw:text-style-name="P1" xml:id="id3" draw:id="id3" draw:layer="layout" svg:width="4.2cm" svg:height="3.2cm" svg:x="11.9cm" svg:y="1.7cm">
          <text:p text:style-name="P1">Byte Code</text:p>
          <text:p text:style-name="P1">Manipulation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4" draw:layer="layout" svg:width="8.4cm" svg:height="3.806cm" svg:x="20cm" svg:y="4.6cm">
          <draw:text-box>
            <text:p>Modified javac</text:p>
            <text:p>Can be mapped back to src</text:p>
            <text:p>Write to file</text:p>
          </draw:text-box>
        </draw:frame>
        <draw:custom-shape draw:style-name="gr2" draw:text-style-name="P1" xml:id="id4" draw:id="id4" draw:layer="layout" svg:width="6.5cm" svg:height="2.4cm" svg:x="18.5cm" svg:y="2.1cm">
          <text:p text:style-name="P1">Compiler integrated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xml:id="id5" draw:id="id5" draw:layer="layout" svg:width="5.3cm" svg:height="2.8cm" svg:x="14.5cm" svg:y="6.2cm">
          <text:p text:style-name="P1">Byte Code m.</text:p>
          <text:p text:style-name="P1">In memory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1" draw:layer="layout" svg:x1="16.1cm" svg:y1="3.3cm" svg:x2="18.5cm" svg:y2="3.3cm" draw:start-shape="id3" draw:start-glue-point="7" draw:end-shape="id4" svg:d="M16100 3300h2400">
          <text:p/>
        </draw:connector>
        <draw:connector draw:style-name="gr3" draw:text-style-name="P1" draw:layer="layout" svg:x1="14cm" svg:y1="4.9cm" svg:x2="14.5cm" svg:y2="7.6cm" draw:start-shape="id3" draw:start-glue-point="6" draw:end-shape="id5" draw:end-glue-point="5" svg:d="M14000 4900v651h-1v2049h501">
          <text:p/>
        </draw:connector>
        <draw:frame draw:style-name="gr5" draw:layer="layout" svg:width="4.562cm" svg:height="0.962cm" svg:x="16cm" svg:y="9cm">
          <draw:text-box>
            <text:p>More effective</text:p>
          </draw:text-box>
        </draw:frame>
        <draw:frame draw:style-name="gr6" draw:layer="layout" svg:width="5.7cm" svg:height="1.4cm" svg:x="11.8cm" svg:y="4.9cm">
          <draw:text-box>
            <text:p>“ASM” framework</text:p>
          </draw:text-box>
        </draw:frame>
        <draw:custom-shape draw:style-name="gr1" draw:text-style-name="P1" xml:id="id7" draw:id="id7" draw:layer="layout" svg:width="5.3cm" svg:height="3.2cm" svg:x="10.7cm" svg:y="12.1cm">
          <text:p text:style-name="P1">Mutan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10" draw:id="id10" draw:layer="layout" svg:width="5.3cm" svg:height="2.7cm" svg:x="22.9cm" svg:y="13.2cm">
          <text:p text:style-name="P1">Mutation score</text:p>
          <text:p text:style-name="P1">Analysis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xml:id="id9" draw:id="id9" draw:layer="layout" svg:width="6.1cm" svg:height="2cm" svg:x="15.4cm" svg:y="15.7cm">
          <text:p text:style-name="P1">Run tests for</text:p>
          <text:p text:style-name="P1">each mutan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xml:id="id6" draw:id="id6" draw:layer="layout" svg:width="3.3cm" svg:height="1.4cm" svg:x="8cm" svg:y="10cm">
          <text:p text:style-name="P1">Compile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1" draw:layer="layout" svg:x1="4.65cm" svg:y1="9.3cm" svg:x2="8cm" svg:y2="10.7cm" draw:start-shape="id2" draw:start-glue-point="6" draw:end-shape="id6" draw:end-glue-point="5" svg:d="M4650 9300v1400h3350">
          <text:p/>
        </draw:connector>
        <draw:connector draw:style-name="gr3" draw:text-style-name="P1" draw:layer="layout" svg:x1="11.3cm" svg:y1="10.7cm" svg:x2="13.35cm" svg:y2="12.1cm" draw:start-shape="id6" draw:start-glue-point="7" draw:end-shape="id7" svg:d="M11300 10700h2050v1400">
          <text:p/>
        </draw:connector>
        <draw:custom-shape draw:style-name="gr2" draw:text-style-name="P1" xml:id="id8" draw:id="id8" draw:layer="layout" svg:width="3cm" svg:height="1.1cm" svg:x="8.1cm" svg:y="2.8cm">
          <text:p text:style-name="P1">Compile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1" draw:layer="layout" svg:x1="7.3cm" svg:y1="3.3cm" svg:x2="8.1cm" svg:y2="3.35cm" draw:start-shape="id1" draw:start-glue-point="7" draw:end-shape="id8" draw:end-glue-point="5" svg:d="M7300 3300h401v50h399">
          <text:p/>
        </draw:connector>
        <draw:connector draw:style-name="gr3" draw:text-style-name="P1" draw:layer="layout" svg:x1="11.1cm" svg:y1="3.35cm" svg:x2="11.9cm" svg:y2="3.3cm" draw:start-shape="id8" draw:start-glue-point="7" draw:end-shape="id3" draw:end-glue-point="5" svg:d="M11100 3350h401v-50h399">
          <text:p/>
        </draw:connector>
        <draw:connector draw:style-name="gr3" draw:text-style-name="P1" draw:layer="layout" svg:x1="21.75cm" svg:y1="4.5cm" svg:x2="16cm" svg:y2="13.7cm" draw:start-shape="id4" draw:start-glue-point="6" draw:end-shape="id7" draw:end-glue-point="7" svg:d="M21750 4500v9200h-5750">
          <text:p/>
        </draw:connector>
        <draw:connector draw:style-name="gr3" draw:text-style-name="P1" draw:layer="layout" svg:x1="17.15cm" svg:y1="9cm" svg:x2="16cm" svg:y2="13.7cm" draw:start-shape="id5" draw:start-glue-point="6" draw:end-shape="id7" draw:end-glue-point="7" svg:d="M17150 9000v4700h-1150">
          <text:p/>
        </draw:connector>
        <draw:connector draw:style-name="gr3" draw:text-style-name="P1" draw:layer="layout" svg:x1="13.35cm" svg:y1="15.3cm" svg:x2="15.4cm" svg:y2="16.7cm" draw:start-shape="id7" draw:start-glue-point="6" draw:end-shape="id9" svg:d="M13350 15300v1400h2050">
          <text:p/>
        </draw:connector>
        <draw:connector draw:style-name="gr3" draw:text-style-name="P1" draw:layer="layout" svg:x1="21.5cm" svg:y1="16.7cm" svg:x2="22.9cm" svg:y2="14.55cm" draw:start-shape="id9" draw:start-glue-point="7" draw:end-shape="id10" svg:d="M21500 16700h701v-2150h699">
          <text:p/>
        </draw:connector>
        <draw:frame draw:style-name="gr7" draw:layer="layout" svg:width="6.862cm" svg:height="2.384cm" svg:x="15.238cm" svg:y="17.8cm">
          <draw:text-box>
            <text:p>+Loop detection,</text:p>
            <text:p>+Early exit</text:p>
          </draw:text-box>
        </draw:frame>
        <draw:frame draw:style-name="gr8" draw:layer="layout" svg:width="4.362cm" svg:height="2.584cm" svg:x="23.138cm" svg:y="16.016cm">
          <draw:text-box>
            <text:p>HTML, plaintext</text:p>
          </draw:text-box>
        </draw:frame>
        <draw:frame draw:style-name="gr8" draw:layer="layout" svg:width="4.362cm" svg:height="2.584cm" svg:x="2.038cm" svg:y="9.316cm">
          <draw:text-box>
            <text:p>Not effective</text:p>
          </draw:text-box>
        </draw:frame>
        <draw:frame draw:style-name="gr9" draw:layer="layout" svg:width="4.439cm" svg:height="0.962cm" svg:x="7.7cm" svg:y="4.238cm">
          <draw:text-box>
            <text:p>+Test splitting</text:p>
          </draw:text-box>
        </draw:frame>
      </draw:page>
      <draw:page draw:name="page2" draw:style-name="dp1" draw:master-page-name="Default">
        <draw:frame draw:style-name="gr9" draw:layer="layout" svg:width="5.62cm" svg:height="0.962cm" svg:x="2.487cm" svg:y="1.9cm">
          <draw:text-box>
            <text:p>Mutant generation</text:p>
          </draw:text-box>
        </draw:frame>
        <draw:custom-shape draw:style-name="gr1" draw:text-style-name="P1" xml:id="id14" draw:id="id14" draw:layer="layout" svg:width="5.3cm" svg:height="2.9cm" svg:x="2.4cm" svg:y="6.1cm">
          <text:p text:style-name="P1">Original cod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xml:id="id11" draw:id="id11" draw:layer="layout" svg:width="5.6cm" svg:height="2.9cm" svg:x="9.3cm" svg:y="13.5cm">
          <text:p text:style-name="P1">Mutation</text:p>
          <text:p text:style-name="P1">operators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13" draw:id="id13" draw:layer="layout" svg:width="5.5cm" svg:height="2.9cm" svg:x="22.5cm" svg:y="13.5cm">
          <text:p text:style-name="P1">Mutant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9" draw:layer="layout" svg:width="6.255cm" svg:height="0.962cm" svg:x="15.968cm" svg:y="16.7cm">
          <draw:text-box>
            <text:p>“Mutation Flag” style</text:p>
          </draw:text-box>
        </draw:frame>
        <draw:frame draw:style-name="gr9" draw:layer="layout" svg:width="5.654cm" svg:height="1.673cm" svg:x="9.5cm" svg:y="16.627cm">
          <draw:text-box>
            <text:p>Arithmetic, logical,</text:p>
            <text:p>conditional...</text:p>
          </draw:text-box>
        </draw:frame>
        <draw:custom-shape draw:style-name="gr2" draw:text-style-name="P1" xml:id="id12" draw:id="id12" draw:layer="layout" svg:width="5.6cm" svg:height="2.9cm" svg:x="15.6cm" svg:y="13.5cm">
          <text:p text:style-name="P1">Filter “junk”</text:p>
          <text:p text:style-name="P1">mutations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1" draw:layer="layout" svg:x1="14.9cm" svg:y1="14.95cm" svg:x2="15.6cm" svg:y2="14.95cm" draw:start-shape="id11" draw:start-glue-point="7" draw:end-shape="id12" draw:end-glue-point="5" svg:d="M14900 14950h700">
          <text:p/>
        </draw:connector>
        <draw:connector draw:style-name="gr3" draw:text-style-name="P1" draw:layer="layout" svg:x1="21.2cm" svg:y1="14.95cm" svg:x2="22.5cm" svg:y2="14.95cm" draw:start-shape="id12" draw:start-glue-point="7" draw:end-shape="id13" svg:d="M21200 14950h1300">
          <text:p/>
        </draw:connector>
        <draw:custom-shape draw:style-name="gr1" draw:text-style-name="P1" xml:id="id17" draw:id="id17" draw:layer="layout" svg:width="5.4cm" svg:height="2.9cm" svg:x="17.8cm" svg:y="6.1cm">
          <text:p text:style-name="P1">Test coverag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xml:id="id15" draw:id="id15" draw:layer="layout" svg:width="6.1cm" svg:height="2.7cm" svg:x="9.4cm" svg:y="3.9cm">
          <text:p text:style-name="P1">Static analysis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xml:id="id16" draw:id="id16" draw:layer="layout" svg:width="6.1cm" svg:height="2.7cm" svg:x="9.4cm" svg:y="7.2cm">
          <text:p text:style-name="P1">Naming conventions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1" draw:layer="layout" svg:x1="7.7cm" svg:y1="7.55cm" svg:x2="9.4cm" svg:y2="5.25cm" draw:start-shape="id14" draw:start-glue-point="7" draw:end-shape="id15" svg:d="M7700 7550h851v-2300h849">
          <text:p/>
        </draw:connector>
        <draw:connector draw:style-name="gr3" draw:text-style-name="P1" draw:layer="layout" svg:x1="7.7cm" svg:y1="7.55cm" svg:x2="9.4cm" svg:y2="8.55cm" draw:start-shape="id14" draw:start-glue-point="7" draw:end-shape="id16" svg:d="M7700 7550h851v1000h849">
          <text:p/>
        </draw:connector>
        <draw:connector draw:style-name="gr3" draw:text-style-name="P1" draw:layer="layout" svg:x1="15.5cm" svg:y1="5.25cm" svg:x2="17.8cm" svg:y2="7.55cm" draw:start-shape="id15" draw:start-glue-point="7" draw:end-shape="id17" svg:d="M15500 5250h1151v2300h1149">
          <text:p/>
        </draw:connector>
        <draw:connector draw:style-name="gr3" draw:text-style-name="P1" draw:layer="layout" svg:x1="15.5cm" svg:y1="8.55cm" svg:x2="17.8cm" svg:y2="7.55cm" draw:start-shape="id16" draw:start-glue-point="7" draw:end-shape="id17" draw:end-glue-point="5" svg:d="M15500 8550h1151v-1000h1149">
          <text:p/>
        </draw:connector>
        <draw:connector draw:style-name="gr3" draw:text-style-name="P1" draw:layer="layout" draw:line-skew="0cm 0cm -2.399cm" svg:x1="23.2cm" svg:y1="7.55cm" svg:x2="9.3cm" svg:y2="14.95cm" draw:start-shape="id17" draw:start-glue-point="7" draw:end-shape="id11" draw:end-glue-point="5" svg:d="M23200 7550h502v3701h-17302v3699h290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ron Szabo</meta:initial-creator>
    <meta:creation-date>2018-03-07T01:26:01</meta:creation-date>
    <dc:date>2018-03-09T00:23:39</dc:date>
    <dc:creator>Aron Szabo</dc:creator>
    <meta:editing-duration>P1DT22H57M39S</meta:editing-duration>
    <meta:editing-cycles>5</meta:editing-cycles>
    <meta:generator>OpenOffice/4.1.5$Unix OpenOffice.org_project/415m1$Build-9789</meta:generator>
    <meta:document-statistic meta:object-count="45"/>
  </office:meta>
</office:document-meta>
</file>